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ГОСТ 2.304-81" svg:font-family="'ГОСТ 2.304-81'"/>
    <style:font-face style:name="Liberation Serif" svg:font-family="'Liberation Serif'" style:font-family-generic="roman"/>
    <style:font-face style:name="ГОСТ 2.304-811" svg:font-family="'ГОСТ 2.304-81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ГОСТ 2.304-811" fo:font-size="18pt" fo:language="de" fo:country="DE" fo:font-style="normal" style:letter-kerning="false" fo:background-color="transparent" style:font-size-asian="18pt" style:font-style-asian="normal" style:font-size-complex="18pt" style:font-style-complex="normal"/>
    </style:style>
    <style:style style:name="P2" style:family="paragraph" style:parent-style-name="Standard">
      <style:text-properties style:font-name="ГОСТ 2.304-811" fo:font-size="18pt" fo:language="de" fo:country="DE" fo:font-style="normal" officeooo:paragraph-rsid="00160f46" style:letter-kerning="false" fo:background-color="transparent" style:font-size-asian="18pt" style:font-style-asian="normal" style:font-size-complex="18pt" style:font-style-complex="normal"/>
    </style:style>
    <style:style style:name="T1" style:family="text">
      <style:text-properties style:font-name="ГОСТ 2.304-81"/>
    </style:style>
    <style:style style:name="T2" style:family="text">
      <style:text-properties style:font-name="ГОСТ 2.304-81" officeooo:rsid="00160f46"/>
    </style:style>
    <style:style style:name="T3" style:family="text">
      <style:text-properties fo:language="en" fo:country="US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language="en" fo:country="US"/>
    </style:style>
    <style:style style:name="T6" style:family="text">
      <style:text-properties style:font-name="Liberation Serif" fo:language="en" fo:country="US" officeooo:rsid="00160f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̆a аăӗt̆в</text:p>
      <text:p text:style-name="P2">i <text:span text:style-name="T3">ǐ</text:span><text:span text:style-name="T1"> <text:s/>j j̈</text:span></text:p>
      <text:p text:style-name="P2"><text:span text:style-name="T2">ľ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ГОСТ 2.304-81" svg:font-family="'ГОСТ 2.304-81'"/>
    <style:font-face style:name="Liberation Serif" svg:font-family="'Liberation Serif'" style:font-family-generic="roman"/>
    <style:font-face style:name="ГОСТ 2.304-811" svg:font-family="'ГОСТ 2.304-81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Бетке</meta:initial-creator>
    <meta:creation-date>2015-04-02T23:43:14.89</meta:creation-date>
    <dc:date>2015-04-20T20:26:25.491000000</dc:date>
    <meta:editing-duration>PT1H19M27S</meta:editing-duration>
    <meta:editing-cycles>8</meta:editing-cycles>
    <meta:generator>LibreOffice/4.4.0.3$Windows_x86 LibreOffice_project/de093506bcdc5fafd9023ee680b8c60e3e0645d7</meta:generator>
    <meta:document-statistic meta:table-count="0" meta:image-count="0" meta:object-count="0" meta:page-count="1" meta:paragraph-count="3" meta:word-count="7" meta:character-count="20" meta:non-whitespace-character-count="15"/>
  </office:meta>
</office:document-meta>
</file>